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34.75pt"/>
    </style:style>
    <style:style style:name="co2" style:family="table-column">
      <style:table-column-properties fo:break-before="auto" style:column-width="265.29pt"/>
    </style:style>
    <style:style style:name="co3" style:family="table-column">
      <style:table-column-properties fo:break-before="auto" style:column-width="63.89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Hoja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requerimiento</text:p>
          </table:table-cell>
          <table:table-cell table:style-name="ce1" office:value-type="string" calcext:value-type="string">
            <text:p>tipo_ambiguedad</text:p>
          </table:table-cell>
          <table:table-cell table:number-columns-repeated="1022"/>
        </table:table-row>
        <table:table-row table:style-name="ro1">
          <table:table-cell table:style-name="ce2" office:value-type="string" calcext:value-type="string">
            <text:p>El producto registrará todo el equipo que ha sido reservado</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sistema filtrará los datos por: lugares y eventos clave</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Los administradores del programa/miembros del personal de enfermería deben tener la capacidad de modificar la información relacionada con un estudiante de enfermería, incluyendo el número de teléfono del estudiante (a tiempo completo o a tiempo parcial) y el programa de estud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proporcionará mensajes asíncronos. El producto proporcionará mensajes asíncronos para permitir el procesamiento paralelo y reducir la sobrecarga de comunicacione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a información clínica en el sitio incluirá (entre otros) el nombre de la persona de contacto en el sitio y la información de contac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puede ser utilizado entre las 7:00 a.m. y las 11:59 p.m. todos los días del año.</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debe procesar todas las transacciones. El producto procesará al menos 1 millón de transacciones por añ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os datos mostrados en ambos nodos dentro del gráfico o, y tal vez las filas en la tabla son datos de resumen msel</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Una encuesta anónima mostrará que el 70% de los clientes se sienten cómodos comprando películas en streaming después de 2 semanas usando el sitio web</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ser capaz de adaptarse a diferentes tipos de dispositivos IoT</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número medio de registros de piezas recicladas por día será de 50 000</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producto almacenará nuevas salas de conferencias".</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sistema le permitirá introducir y modificar fórmulas de producto</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La aplicación tendrá un tiempo de inactividad de 10 minutos por añ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proporcionará soporte para cambios dinámicos y añadirá recursos transparentes.El producto debe apoyar la adición de recursos transparentes y soporte para cambios dinámicos para proporcionar escalabilidad y evitar interrupciones de servicio de más de 1 día."</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Cualquier interfaz entre un usuario y la plataforma automatizada tendrá un tiempo de respuesta máximo de 5 segundos a menos que se indique en una excepción a continuación</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producto estará disponible las 24 horas del día 7 días a la seman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os funcionarios podrán realizar un conjunto de tareas de manera oportuna</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producto permitirá a un organizador invitar a otros empleados a las reuniones</text:p>
          </table:table-cell>
          <table:table-cell table:style-name="ce3" office:value-type="string" calcext:value-type="string">
            <text:p>pragmática</text:p>
          </table:table-cell>
          <table:table-cell table:number-columns-repeated="1022"/>
        </table:table-row>
        <table:table-row table:style-name="ro1">
          <table:table-cell table:style-name="ce2" office:value-type="string" calcext:value-type="string">
            <text:p>Los administradores del programa o, y tal vez los miembros del personal de enfermería pueden añadir clases o secciones clínicas a una secuencia de clase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Los administradores del programa/miembros del personal de enfermería deben tener la capacidad de modificar la información relacionada con un sitio clínico que incluya el nombre clínico del sitio, la información de contacto de la persona y la direcc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 disputas registrará el nombre del usuario y la fecha de cualquier actividad que cree o modifique el caso de disputas en el sistema. A efectos de auditoría, se podrá mantener un historial detallado de las acciones tomadas en el caso, incluyendo la fecha y el usuario que realizó la acción.</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conservará las preferencias del cliente y la información de compr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s películas serán codificadas para su transmisión cuando 56k o, y quizás 256k</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tablero de mensajes debe contener los 5 mensajes publicados más recientemente en la página de enlace. Los mensajes contendrán hasta los primeros 150 caracteres del mensaje</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producto aumentará la productividad de los estimadores de colisión. 80% de los estimadores de colisión estarán de acuerdo en que su productividad ha aumentado dentro de 1 mes de utilizar el producto '.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Sólo el personal autorizado puede acceder a la información de venta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mantener datos coherente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debe ser altamente configurable para su uso con diversos sistemas de gestión de bases de datos para usuarios finales. 80% de los usuarios finales pueden integrar nuevos sistemas de gestión de bases de datos con el producto sin cambiar el código del software del produc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i se clasifica un cable de alto rango, el sistema proporcionará los datos de plomo y puntuación al sistema empresarial</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continuará asignando giros hasta que el juego termine</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La solicitud de disputas debe cumplir con los requisitos legales especificados por la normativa de operaciones comercial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upervisar el uso de los recursos del servidor en tiempo real</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 cumplir con el marco de la Guía de desarrollo de aplicaciones de Chicago City. El marco de desarrollo de aplicaciones proporcionará una interfaz gráfica de usuario estructurad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usuario puede ver métricas y estadísticas de uso</text:p>
          </table:table-cell>
          <table:table-cell table:style-name="ce3" office:value-type="string" calcext:value-type="string">
            <text:p>semántica</text:p>
          </table:table-cell>
          <table:table-cell table:number-columns-repeated="1022"/>
        </table:table-row>
        <table:table-row table:style-name="ro1">
          <table:table-cell table:style-name="ce2" office:value-type="string" calcext:value-type="string">
            <text:p>El producto evitará que los datos incorrectos entren en sus dat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 ajustará a la Ley de Americans with Disabilities".</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Los administradores del programa y el personal de enfermería pueden añadir una nueva sección de laboratorio clínico para una clase clínica existente en el sistema'.</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sistema cuando disputa debe proporcionar una confirmación al usuario al crear una solicitud de reembolso del cargo. La confirmación debe contener la siguiente información; El número de caso de disputa el tipo de reembolso del cargo solicitado (pendiente o inmediato) o, tal vez la fecha en que la respuesta del comerciante es debida</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debe procesar las solicitudes de manera eficiente</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sistema WCS tendrá la capacidad de conectar otras bases de datos WCS actualmente designadas no incluidas en el sistem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proporcionará un número gratuito de 800 horas para el apoyo a sus clientes".</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Sólo los usuarios autorizados tendrán acceso a la información personal de los estudiant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 soportar 1000 usuarios simultáne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Cuando un juego ha terminado, el producto permitirá a cada jugador identificarse como un jugador disponible en la lista de jugador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permitirá a los usuarios actualizar su información de facturación y contacto a través de la sección "Mi cuenta de sitio web"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La solicitud de litigio debe cumplir los requisitos legales especificados en el Reglamento E o, y tal vez en el Reglamento Z que regula la tramitación de los litigios con tarjetas de crédito</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tiempo total del ciclo de plomo debe completarse en 5 minutos para el 90% del volumen de plomo entre las horas comerciales de 8 a.m. CST a 8 p.m. CST</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producto permitirá a un jugador iniciar un juego seleccionando otro jugador disponible de la lista de jugadores."</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acceso al usuario debe limitarse a los permisos concedidos a sus roles en cada nivel de la jerarquía de PCG, y los usuarios serán asignados a estos roles. El acceso a la funcionalidad dentro del sistema RFS depende de los privilegios/permisos asignados al rol.</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ser fiable en entornos con baja conectividad</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Cada usuario registrado tendrá acceso al sitio de soporte de producto en Internet. El 70% de los usuarios registrados tendrá que encontrar una solución a su problema dentro de los 5 minutos de utilizar el sitio cuando se apoya</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Cuando el sistema será capaz de procesar el 100% de los estudiantes de enfermería o, y tal vez sus clases en los próximos 10 año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mantenimiento del producto estará dentro de las ventanas de mantenimiento corporativas establecid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ajustador debe introducir la instalación de reparación preferida en la asignación de la estimación."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98% de las estaciones de trabajo de los usuarios deben cumplir con los requisitos mínimos de hardware antes de su despliegue.</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garantizará que sólo los supervisores pueden anunciar las franjas horarias vacías. El producto debe garantizar que los supervisores pueden acceder a los anuncios de tiempo vacío.</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Al comprar una película de transmisión o tarjeta de prepago a través de la tarjeta de crédito, el tiempo de procesamiento debe tener un tiempo máximo de respuesta de 15 segun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plataforma generará un documento de ajuste de cantidades de inventario basado en datos de ventas diarias de productos y fórmulas de productos</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usuario debe seleccionar las calificaciones de la instalación de reparación preferid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s películas serán codificadas y transmitidas a través de Windows Media Player 9.0</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 poder ser utilizado por el 90% de los nuevos usuarios en Internet</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trabajará junto con el software del servidor en cualquier sistema operativo donde se pueda instalar el tiempo de ejecución de Jav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os usuarios estarán satisfechos con el producto. 85% de todos los usuarios estarán satisfechos con el produc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funcionalidad de lavado de plomo utilizará parámetros proporcionados por corporaciones y escuelas para obtener una parte del líder</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Una compañía de seguros no podrá ver los detalles de la reclamación de otra compañía de seguro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Sólo los usuarios con acceso a actualizaciones deben poder iniciar solicitudes de disput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Permitir que los profesores suban material educativo en diferentes formatos</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sistema permitirá a un agente inmobiliario consultar la información del ML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Cuando el sistema actualizará la pantalla cada 60 segundo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debe ofrecer sugerencias inteligentes en form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Si la puntuación de plomo cae dentro de la media baja, entonces se devolverá al proveedor</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ser capaz de anticipar los picos de tráfico y ajustar automáticamente</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debería prever errores de usuario y sugerir correccione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nviar correo de confirmación después del registr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Cuando el sistema contendrá información de contacto (e-mail o, y tal vez número de teléfono) para todas las personas relevantes para el sistema, incluyendo (entre otros) miembros del personal, estudiantes instructores de conferencias de instructores de laboratorio clínico o, y tal vez administradores de sitios clínico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puede mostrar un resumen imprimible para cohortes individuales que incluirá a estudiantes reclutados en el programa de secuencia de clases de cohortes a través del programa y el calendario de finalizac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estará disponible para su uso entre las 8.00 y las 18.00 hor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aplicación de disputa asegurará que sólo los usuarios autorizados puedan iniciar sesión en la aplicac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e espera que el producto se ejecute en los sistemas operativos Windows CE y Palm</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os administradores del programa/personal de enfermería tendrán la capacidad de modificar la información relacionada con un programa de estudio dentro del departamento de enfermería, incluyendo el programa de nombre del estudio y las clases requeridas para ese programa de estudio.</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La funcionalidad de lavado de plomo recibirá una lista de los representantes disponibles del sistema de negoc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adaptarse a los cambios en las políticas de las empresa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diseño de cuando sitio web debe ser moderno o, y tal vez conciso</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Las tarjetas prepagadas se distribuirán por correo electrónico o mediante una tarjeta impresa en papel</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cliente podrá integrar fácilmente nuevos mapas de construcción con el producto a lo largo de todo el ciclo de vida del producto. La integración de nuevos mapas con el producto será posible con poco o ningún apoyo del personal de soporte del product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tiempo de respuesta será lo suficientemente rápido para mantener el flujo del juego. El tiempo de respuesta no será más de 2 segundos para el 95% de las respuestas y no más de 4% para las respuestas restante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a solicitud de disputa estará disponible 24x7x365 con la excepción de las siguientes ventanas de mantenimiento programadas. De lunes a sábado de 3:00 a.m. a 4:00 a.m. EST Domingo 1:00 AMD a 5:00 AM EST</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s fórmulas de productos utilizarán semiproductos que tengan sus propias fórmul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n una conexión de 56k, el tiempo de respuesta del sistema para todas las operaciones no debe ser superior a 6 segundos 90% del tiempo</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Todas las actualizaciones y adiciones al sistema WCS se actualizarán en las guías de usuario de WCS y de desarrollador de WCS. Cada cambio debe reflejarse en la documentación del sistema WC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Para cada disparo, el producto marcará el disparo como un golpe o fallo en la cuadrícula defiende cuando el jugador siva defiende cuando es pasivo.</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agente inmobiliario será capaz de recuperar un mapa que muestra las ubicaciones de la propiedad para un área especificad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i el disparo fue marcado como una dama, el producto cambiará el estado del jugador ofensivo a la defensiva"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Toda la información de la tarjeta de crédito será protegida en el servidor y sólo accesible por los administradores autorizados de Izogn. La información será encriptada en la base de datos</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Una vez que se inicia un juego, el producto hará que los jugadores asignen al juego no disponible para la selección de la lista de jugadore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Una vez que un juego comienza, el producto mostrará una cuadrícula ofensiva para cada jugador</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 mostrar las rejillas dentro de un círculo como una vista desde un periscop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s clasificaciones de la instalación de reparación preferida se guardarán en 5 segundos. El rescate se producirá en 5 segun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será fácil de usar por personas y supervisores. Las personas que llaman y supervisores deben ser capaces de realizar cualquier tarea del sistema en 2 minuto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actualizará el equipo de habitación existente."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Permitir la gestión centralizada del inventar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búsqueda de la instalación de reparación preferida no tardará más de 8 segundos. La instalación de reparación preferida se devolverá en 8 segundo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usuario puede obtener instrucciones de conducción a una propiedad seleccionad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ser fiable y seguro</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debe ser capaz de almacenar el equipo nuevo de la habitación."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Los datos del paciente deben almacenarse de forma segura y cifrarse</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os informes de defectos estarán a disposición de las unidades técnicas a 24x7</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Solo los administradores pueden activar una tarjeta prepag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administrador de Izogn debe poder actualizar los listados de categorías en el sitio web dentro de los 2 minut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e debe proporcionar una lista de todos los casos de disputas que cumplan con los criterios de búsqueda ingresados ​​al usuario. La lista de casos debe diferenciar el tipo y/o estado del caso, codificando el color de la línea en la lista. Por ejemplo, todos los casos abiertos serán amarillos y todos los casos cerrados serán gris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rá fácil de aprender para un agente de bienes raíce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ceso de lavado de leads funcionará dentro de la estructura de servicio web físico establecid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 utilizará en entornos de oficin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permitir a los usuarios iniciar sesión rápidamente</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tio web puedería atraer a todos los africanos no solo a los nigeriano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debe mostrar cada tipo de barco en una cuadrícula utilizando una imagen del tipo específico de barco</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sistema mostrará datos de Sync Matrix 1.0 y la herramienta de gestión de ejercicios 1.0 Aplicaciones'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Solo los clientes registrados pueden comprar películas de transmis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Funcionalidad para recuperar password en caso de olvi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sistema será fácil de usar por los administradores del programa/miembros del personal de enfermerí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a solicitud coincidirá con el color del esquema establecido por el Departamento de Seguridad Nacional</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tio web no será ofensivo para los grupos religiosos o étnicos</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producto permitirá que un jugador termine un juego en cualquier momento durante el jueg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tendrá seguridad. El producto proporcionará autenticación y autorizac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rá robusto. El producto debe evitar fallas basadas en la adopción de estándar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procesar transacciones rápidamente</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 disputas debe proporcionar funcionalidad de búsqueda. El método de búsqueda debe incluir la capacidad de buscar por (1) el número de caso de disputa (2) el número de cuenta del comerciante (3) el número de cuenta de los miembros del cardal y (4) el número del emisor. Además de los criterios anteriores, la funcionalidad de búsqueda debe permitir al usuario limitar los resultados de la búsqueda en un rango de fecha, el tipo de disputa (solicitud de recuperación de tickets o notificación de devolución de cargo) el estado del caso (abierto o todo) y el código de razón de disput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 asegurará de que solo pueda ser accedido por usuarios autorizados. El producto podrá distinguir entre usuarios autorizados o, y quizás no autorizados en todos los intentos de acceso</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usuario puede cambiar la contraseña siguiendo reglas de seguridad</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creará un registro de excepción de los problemas encontrados dentro del producto para la transmisión a nuestra empresa para su análisis y resoluc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Registrar y almacenar de manera segura los resultados de exámenes médic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ría permitir personalización de notificaciones según preferenci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Una sección de laboratorio clínico incluirá el nombre clínico del sitio el día y la hora del instructor de clase del laboratorio".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producto hará que los jugadores inactivos no estén disponibles para la selección de la lista de jugador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procesar transacciones bancarias en menos de 2 segun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olo los estimadores de colisión puederán buscar piezas recicladas. Los usuarios sin el rol estimador de colisión no podría tenern acceso a la búsqueda de piezas reciclada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usuario puede asignar prioridades a tareas y proyect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tiempo de respuesta de las tareas generales de gestión de estudiantes no tomará más de 5 segundos y el tiempo de respuesta de la generación del cronograma no tomará más de 30 segun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Deberá transmitir la película comprada a través de Windows Media Player hasta 2 días después de la fecha de compr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notificará a las partes afectadas cuando se produzcan cambios que afectan clases, incluidas, entre otros, cancelaciones de clase, la sección de la sección Cambios de detalle y cambios en las ofertas de clase para un trimestre determinad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proporcionar una experiencia agradable y consistente</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deberá cumplir con el programa de disponibilidad corporativa en línea. La solicitud se reduce solo dentro del 98% de las interrupciones programadas según el horario de disponibilidad</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rá compatible con el centro de soporte corporativ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proporcionará un equilibrio de carga múltiple y de carga. El producto debe proporcionar tecnología de subproceso múltiple, así como equilibrio de carga para superar los picos y el tráfico de carga de datos".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Cada página contendrá un formato similar con elementos de acción en una ubicación y botones de navegación en una ubicación diferente".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sitio web alcanzará el 99.5% de tiempo actual</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Todas las actualizaciones de los archivos de datos o la base de datos deben iniciarse desde el sistema de disput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Cada página contendrá un menú de navegación que muestra el índice en el que contiene la página actual</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debe garantizar privacidad de los datos personale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mostrar el tiempo local y de ejercicio en relojes separa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cuando sitio web debe poder admitir períodos de prueba gratuitos con varios parámetros establecidos por el gerente de Izogn</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usuario puede filtrar resultados de búsqued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funcionalidad de lavado de leads compilará información de puntuación académica y académica para una puntuación total</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 podrá instalar en cualquier entorno operativo dentro de los 2 dí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os administradores del programa y los miembros del personal de enfermería podrán agregar una lista de estudiantes a una cohorte</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usuario debería poder personalizar la interfaz según sus preferencia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as instalaciones o, y quizás actualizaciones de productos serán manejadas por el equipo de tecnología de middleware dentro de los marcos de tiempo de lanzamiento establecido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producto permitirá a los usuarios privilegiados ver los horarios de las reuniones en múltiples vistas de inform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ervidor admitirá un máximo de 1 000 usuarios simultáne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tio web permitirá a los clientes navegar por las categorías ingresadas por el administrador de Izogn</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lado de la tabla de la pantalla se dividirá en 2 regiones: secuencial o, y quizás temporal</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ofrecerá una exhibición de todos los eventos en el ejercic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 disputas facilitará la entrada de datos directos de un caso de disputa a través de una interfaz de usuario que admite respuestas en tiempo real a los usuari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usuario debería poder configurar alertas de seguimiento personalizada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RFS puedería estar disponible las 24 horas, los 7 días de la semana, especialmente durante el período de presupuesto. El sistema RFS estará disponible el 90% del tiempo durante todo el año y el 98% durante el período de presupuesto. El 2% del tiempo que el sistema estará disponible dentro de 1 hora del momento en que se informa la situación</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os usuarios deberían poder acceder a sus películas de transmisión en menos de 2 clics después de iniciar sesión en el sitio web</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rá mostrar las fechas y horarios del calendario de acuerdo con la localidad del usuario. El 90% de los encuestados de cada país del mercado objetivo encontrarán que el formato de fecha y hora del producto es correc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olo el personal autorizado puede acceder a los registros de clientes en la base de dat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 admitir Mozilla Firefox 1.0 y superior".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Generar informe mensual en PDF con fecha, producto y total</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tendrá capacidades de auditoría. El producto almacenará mensajes para un mínimo de un año para fines de seguimiento de auditoría y transaccione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aplicación se ejecutará en un servidor de aplicaciones web</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usuario debe ubicar fácilmente las instrucciones mientras use el producto. La ayuda del usuario se puede encontrar dentro del 90% del sistem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apariencia del producto será capaz de incorporar aspectos de la organización del cliente, como la marca de logotipos y la identidad</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permitirá que los clientes existentes inicien sesión en el sitio web con su dirección de correo electrónico y contraseña en menos de 5 segun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notificará a las partes afectadas cuando ocurran cambios que afectan cohortes, incluidos, entre otros, los cambios en la secuencia para el programa de estudio de una cohorte y los cambios en el cronograma de una semana determinada (el laboratorio canceló esta semana debido a la enfermedad del instructor)</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Todas las reglas comerciales especificadas en el sistema de disputas puederán cumplir con las regulaciones operativas comerciale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mostrar mensajes de error claro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ría responder rápidamente a cambios inesperados en la demand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será fácil de usar. El 90% de los usuarios podrán reservar con éxito una sala de conferencias dentro de los 5 minutos posteriores al uso del produc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usuario puede realizar pagos en múltiples monedas de manera segura</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ría poder detectar anomalías en los datos automáticamente</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ser eficiente</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permitir al usuario generar reportes mensuales en PDF</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ubicación del vehículo incluirá la dirección de la calle Estado de la ciudad y ZipCode'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producto debe poder interactuar con varios servidores de correo electrónico. El producto deberá enviar correo electrónic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Además de la falla del servidor, el producto de software deberá alcanzar el tiempo de aumento del 99.99%</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podrá enviar notificaciones de reuniones a través de diferentes tipos de métodos especificados con el usuario final".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Compatible con Android ≥12 e iOS ≥16</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usuario puede consultar el historial de transacciones en cualquier momen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La aplicación de disputas deberá interactuar con la base de datos de instrucciones. La base de datos de la declaración proporciona los detalles de la transacción al sistema de disputas. Todos los detalles de la transacción deben obtenerse de la base de datos de la declaración '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Para cada giro, el producto permitirá que el jugador ofencuando sivo defina un disparo</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ubsistema PME permitirá mantener a los submenús dentro de los menús y productos dentro de los submenús en un orden administrado y persistido</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lataforma generará un informe de auditoría basado en las piezas recicladas disponibles y la estimación de colisión</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sistema notificará a los clientes sobre los cambios en su política de información</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ersonal de Velkat estará disponible para soporte telefónico entre 7 a.m. y 7pm M-F para proporcionar soporte técnico a los administradores de Izogn".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cuando sistema deberá mostrar un resumen imprimible del registro del cuando sistema</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producto estará disponible para la licencia como servidores de dos cinco cinco servidores o una licencia de servidores de cinco o má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Permitir el envío de notificaciones masivas a usuarios selecciona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registrará el estado de transporte del equipo reservado</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informe de auditoría se mostrará al usuar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 mostrar salas de conferencias de acuerdo con los parámetros de búsqueda".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La parte de Brio del plataforma WCS debe poder exportar archivos en forma de hoja de cálculo (formatos de Microsoft Excel y Lotus 1-2-3). Brio proporcionará botones en la interfaz de usuario que producen/exportará informes en formatos de archivo .xls o .123</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sistema notificará a las partes afectadas para fines de comunicación de rutina, incluidos, entre otros, informar a los estudiantes de las próximas clases ofrecidas (línea de tiempo) y cuál será/será su horar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lataforma permitirá que un miembro del administrador del programa/miembro del personal de enfermería mueva a un estudiante de una sección de laboratorio clínico a otra sección de laboratorio clínico correspondiente a la misma clase clínica</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estimador aplicará piezas recicladas seleccionadas a la estimación de colis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ser confiable</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lataforma ofrecerá la capacidad de detener y reanudar la actualización de los datos</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n una conexión de 112k o más rápido, el tiempo de respuesta del sistema para todas las operaciones no puede ser más del 3 segundos el 90% del tiemp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Solo los usuarios autorizados tendrán acceso a la información clínica del siti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ervidor de transmisión admitirá 50 conexiones de transmisión simultáne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Al transmitir una película, el tiempo de almacenamiento en búfer no puede tomar más de 10 segundos (más cualquier latencia en la conexión del usuario)</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terminará un juego cuando un golpe por parte del jugador ofensivo resulte en hundir el último de los barcos del jugador defensivo que no se había marcado previamente como hundido".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producto podrá eliminar las salas de conferenci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estimador deberá buscar por ZipCode con un radio de 30 millas si no se encuentran piezas para los proveedores de piezas preferid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cuando sistema de disputas debe proporcionar al usuario la capacidad de iniciar un solo caso de disputa en múltiples transacciones que pertenecen a un solo comerciante</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permitirá que el administrador desactive una cuenta de cliente en menos de 1 minuto. El cliente ya no podrá acceder al sitio web</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ofrecer buena experiencia al usuario</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se traducirá en idiomas extranjeros distintos de los idiomas de los países del mercado objetivo en futuras versiones. Para cada mercado objetivo emergente, no tomará más de 5 días configurar el producto para el lenguaje de ese mercado '.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La interfaz del plataforma utilizará la nomenclatura de CCR. El plataforma debe usar la misma nomenclatura utilizada en el plataforma WCS existente e informes</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sistema se construirá de tal manera que sea lo más seguro posible de la interferencia malicios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mostrará un estado disponible para salas de conferencias no reservada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usuario puede restablecer su contraseña mediante un enlace segur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 podrá instalar en el entorno especificado dentro de 1 día hábil</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usará símbolos y palabras que la comunidad de usuarios naturalmente es comprensible</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Un cliente solo puede transmitir una película si la compró y está dentro del período de visualización de 2 dí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controlará granularmente los derechos de acceso a todos los subsistemas principales. Debería ser posible asignar derechos de acceso a todos los subsistemas de forma independiente</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ser rápido</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Para cada clase dentro de una secuencia para los administradores de un programa de cohorte y los miembros del personal de enfermería podrán especificar qué trimestre se ofrecerá esa clase</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debe evitar la entrada de datos maliciosos. Los datos del producto y/o los sistemas de hardware/software adyacentes deberán permanecer 100% sin corrupción cada vez que los datos maliciosos se ingresen al produc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Reports deben ser fáciles de generar. Los puertos ePorts deben generarse dentro de un botón Haga clic y se exportan dentro de un botón Haga clic (después de seleccionar el informe)</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 disputas puede evitar que los usuarios externos soliciten recibos originales. Las solicitudes de recibos originales están restringidas a usuarios interno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Producto proporcionará servicios de monitoreo basados ​​en GUI. Los administradores del cuando sistema deberán monitorear los intercambios de mensajes predecirán o, y quizás determinarán problemas o, y quizás también proporcionarán soporte interno o, y quizás externo</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producto será intuitivo y autoexplicativo. : El 90% de los nuevos usuarios podrán comenzar la visualización de eventos o actividades dentro de los 90 minutos posteriores al uso del product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ser rápido y confiable bajo cualquier carga de usuario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usar una interfaz de punto y hacer clic en. El 100% de toda la funcionalidad de selección y navegación debe ser activada/seleccionada por un mouse o un teclad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podría tener un formulario MDI que permita la visualización del gráfico y la tabla de dato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cliente deberá verificar el estado de su tarjeta prepago ingresando en el número PIN en menos de 5 segundos</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Se espera que el producto se integre con múltiples plataformas de gestión de bases de datos. El producto funcionará con Oracle SQL Server DB2 MySQL HSQL y MS Acces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 cuando sincronizará con el cuando sistema de oficina cada hora</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plataforma localizará la instalación de reparación preferida con las calificaciones más altas para los criterios de entrada</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90% de los agentes inmobiliarios no entrenados podrán instalar el producto en su dispositivo sin instrucciones impresa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Permitir la programación de citas médicas desde la aplicación</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informe de auditoría incluirá la puntuación total de la auditoría que resume las líneas de pedidos indivuales</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producto debe desarrollarse con las bibliotecas de lenguaje de programación J2SE/J2EE</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La apariencia del sistema se ajustará a los estándares de la interfaz de usuario del dispositivo inteligente</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producto se asegurará de que los datos de la base de datos correspondan a los datos ingresados ​​por el usuario. Cada reserva de la sala de conferencias en el plataforma contendrá la misma información que fue ingresada por el usuario</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plataforma podrá mostrar un resumen imprimible para laboratorios clínicos individuales que incluirán (entre otros) a) Nombre de clase Número de clase Sección de laboratorio de la lista de estudiantes y ubicación de los estudiantes inscritos de instructores</text:p>
          </table:table-cell>
          <table:table-cell table:style-name="ce2" office:value-type="string" calcext:value-type="string">
            <text:p>léxica</text:p>
          </table:table-cell>
          <table:table-cell table:number-columns-repeated="1022"/>
        </table:table-row>
        <table:table-row table:style-name="ro1">
          <table:table-cell table:style-name="ce2" office:value-type="string" calcext:value-type="string">
            <text:p>El sistema debería poder anticipar problemas de rendimiento antes de que ocurran</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El sistema permitirá que Izogn Manager acceda a las estadísticas de ventas y uso en menos de 2 minuto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producto se asegurará de que solo los supervisores puedan ver el cronograma de todas las personas que llaman. El producto debe asegurarse de que los supervisores puedan acceder a los espacios de tiempo vacíos ".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Todos los usuarios autorizados una vez autenticados deben poder iniciar sesión en el sistema de disputas</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puederá interactuar con el servidor central de la facultad</text:p>
          </table:table-cell>
          <table:table-cell table:style-name="ce2" office:value-type="string" calcext:value-type="string">
            <text:p>sintáctica</text:p>
          </table:table-cell>
          <table:table-cell table:number-columns-repeated="1022"/>
        </table:table-row>
        <table:table-row table:style-name="ro1">
          <table:table-cell table:style-name="ce2" office:value-type="string" calcext:value-type="string">
            <text:p>Cuando un disparo se marca como un golpe, el producto simulará el sonido de una toma que alcanza su objetivo</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El sistema debe mostrar estadísticas detalladas</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debe poder escalar automáticamente según la demand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a aplicación de disputas deberá interactuar con el sistema de publicación y facturación del miembro del miembro. Esto permitirá que la solicitud de disputas solicite ajustes a las cuentas de los miembros del miembro y el comerciante. Todas las solicitudes de ajuste deben enviarse al sistema de publicación y facturación de los campos de cartales.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producto funcionará con cada plataforma. El producto puede acomodar cualquier tecnología nueva sin ningún cambio en su arquitectura</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El sistema evitará ataques maliciosos, incluida la negación del servicio</text:p>
          </table:table-cell>
          <table:table-cell table:style-name="ce2" office:value-type="string" calcext:value-type="string">
            <text:p>semántica</text:p>
          </table:table-cell>
          <table:table-cell table:number-columns-repeated="1022"/>
        </table:table-row>
        <table:table-row table:style-name="ro1">
          <table:table-cell table:style-name="ce2" office:value-type="string" calcext:value-type="string">
            <text:p>La interfaz de usuario tendrá botones de menús estándar para la navegación' según se considere apropiado</text:p>
          </table:table-cell>
          <table:table-cell table:style-name="ce2" office:value-type="string" calcext:value-type="string">
            <text:p>pragmática</text:p>
          </table:table-cell>
          <table:table-cell table:number-columns-repeated="1022"/>
        </table:table-row>
        <table:table-row table:style-name="ro1">
          <table:table-cell table:style-name="ce2" office:value-type="string" calcext:value-type="string">
            <text:p>El producto deberá interactuar con el sistema ChoiceParts una vez al día aproximadamente a las 1:00 a.m</text:p>
          </table:table-cell>
          <table:table-cell table:style-name="ce2" office:value-type="string" calcext:value-type="string">
            <text:p>ninguna</text:p>
          </table:table-cell>
          <table:table-cell table:number-columns-repeated="1022"/>
        </table:table-row>
        <table:table-row table:style-name="ro1">
          <table:table-cell table:style-name="ce2" office:value-type="string" calcext:value-type="string">
            <text:p>Para cada disparo, el producto notificará a los jugadores si el disparo fue un golpe o falla</text:p>
          </table:table-cell>
          <table:table-cell table:style-name="ce2" office:value-type="string" calcext:value-type="string">
            <text:p>ninguna</text:p>
          </table:table-cell>
          <table:table-cell table:number-columns-repeated="1022"/>
        </table:table-row>
        <table:table-row table:style-name="ro1" table:number-rows-repeated="73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28" meta:object-count="0"/>
    <meta:generator>LibreOfficeDev/6.0.5.2$Linux_X86_64 LibreOffice_project/</meta:generator>
  </office:meta>
</office:document-meta>
</file>